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List_20_Heading">
      <style:paragraph-properties fo:orphans="2" fo:widows="2"/>
      <style:text-properties fo:font-variant="normal" fo:text-transform="none" fo:color="#222222" loext:opacity="100%" style:font-name="Arial1" fo:font-size="12pt" fo:letter-spacing="normal" fo:font-style="normal" fo:font-weight="bold" style:font-size-asian="12pt" style:font-size-complex="12pt"/>
    </style:style>
    <style:style style:name="P2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Times New Roman" fo:font-size="14pt" fo:letter-spacing="normal" fo:font-style="normal" fo:font-weight="bold" officeooo:rsid="000cc854" officeooo:paragraph-rsid="001a978e" style:font-size-asian="14pt" style:font-size-complex="14pt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style:font-name="Arial1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officeooo:rsid="001c8093"/>
    </style:style>
    <style:style style:name="T3" style:family="text">
      <style:text-properties fo:font-weight="normal"/>
    </style:style>
    <style:style style:name="T4" style:family="text">
      <style:text-properties fo:font-variant="normal" fo:text-transform="none" fo:color="#222222" loext:opacity="100%" fo:letter-spacing="normal" fo:font-style="normal"/>
    </style:style>
    <style:style style:name="T5" style:family="text">
      <style:text-properties fo:font-variant="normal" fo:text-transform="none" fo:color="#222222" loext:opacity="100%" fo:letter-spacing="normal" fo:font-style="normal" fo:font-weight="normal"/>
    </style:style>
    <style:style style:name="T6" style:family="text">
      <style:text-properties fo:font-variant="normal" fo:text-transform="none" fo:color="#222222" loext:opacity="100%" fo:letter-spacing="normal" fo:font-style="normal"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¿Qué diferencias hay con otros formatos gráficos?</text:p>
      <text:p text:style-name="P2"/>
      <text:list xml:id="list3619968470" text:style-name="L1">
        <text:list-item>
          <text:p text:style-name="P4"><text:span text:style-name="T6">SVG</text:span><text:span text:style-name="T4"> es un formato gráfico basado en vectores que representa las imágenes como valores matemáticos.</text:span></text:p>
        </text:list-item>
        <text:list-item>
          <text:p text:style-name="P4"><text:span text:style-name="T6">JPG</text:span><text:span text:style-name="T4"> es un raster o formato de imagen bitmap.</text:span></text:p>
        </text:list-item>
        <text:list-item>
          <text:p text:style-name="P4"><text:span text:style-name="T6">PNG</text:span><text:span text:style-name="T4"> usa código binario para comprimir los datos de la imagen.</text:span></text:p>
        </text:list-item>
      </text:list>
      <text:p text:style-name="Standard"/>
      <text:p text:style-name="Standard">Los ficheros SVG son los preferidos para diseño gráfico porque cualquiera puede fácilmente ver las dimensiones y valores de cada elemento de la imag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13:40:47.390000000</meta:creation-date>
    <dc:date>2022-10-25T13:45:12.749000000</dc:date>
    <meta:editing-duration>PT4M22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5" meta:word-count="69" meta:character-count="406" meta:non-whitespace-character-count="345"/>
  </office:meta>
</office:document-meta>
</file>